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text-properties fo:font-style="normal" style:font-style-asian="normal" style:font-style-complex="normal"/>
    </style:style>
    <style:style style:name="P14" style:family="paragraph" style:parent-style-name="Text_20_body_20_with_20_1st_20_line_20_indent">
      <style:paragraph-properties fo:margin-left="0.4925in" fo:margin-right="0in" fo:text-indent="0in" style:auto-text-indent="true"/>
    </style:style>
    <style:style style:name="P15" style:family="paragraph" style:parent-style-name="fixed">
      <style:text-properties fo:font-weight="bold" style:font-weight-asian="bold" style:font-weight-complex="bold"/>
    </style:style>
    <style:style style:name="P16" style:family="paragraph" style:parent-style-name="fixed">
      <style:paragraph-properties fo:margin-left="0.4925in" fo:margin-right="0in" fo:text-indent="0in" style:auto-text-indent="true"/>
      <style:text-properties fo:font-weight="bold" style:font-weight-asian="bold" style:font-weight-complex="bold"/>
    </style:style>
    <style:style style:name="P17" style:family="paragraph" style:parent-style-name="Heading_20_1">
      <style:paragraph-properties fo:text-align="center" style:justify-single-word="false"/>
    </style:style>
    <style:style style:name="P18" style:family="paragraph" style:parent-style-name="Heading_20_2">
      <style:paragraph-properties fo:text-align="center" style:justify-single-word="false"/>
    </style:style>
    <style:style style:name="P19" style:family="paragraph" style:parent-style-name="Heading_20_2" style:list-style-name=""/>
    <style:style style:name="P20" style:family="paragraph" style:parent-style-name="Heading_20_2">
      <style:text-properties fo:font-style="italic" fo:font-weight="bold" style:font-style-asian="italic" style:font-weight-asian="bold" style:font-style-complex="italic" style:font-weight-complex="bold"/>
    </style:style>
    <style:style style:name="P21" style:family="paragraph" style:parent-style-name="Heading_20_2">
      <style:paragraph-properties fo:break-before="page"/>
    </style:style>
    <style:style style:name="P22" style:family="paragraph" style:parent-style-name="Heading_20_4">
      <style:text-properties fo:font-style="normal" style:font-style-asian="normal" style:font-style-complex="normal"/>
    </style:style>
    <style:style style:name="P23" style:family="paragraph" style:parent-style-name="Heading_20_3">
      <style:text-properties fo:font-style="normal" style:font-style-asian="normal" style:font-style-complex="normal"/>
    </style:style>
    <style:style style:name="P24" style:family="paragraph" style:parent-style-name="Heading_20_3">
      <style:text-properties fo:font-weight="bold" style:font-weight-asian="bold" style:font-weight-complex="bold"/>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4">
      <style:paragraph-properties>
        <style:tab-stops>
          <style:tab-stop style:position="6.3354in" style:type="right" style:leader-style="dotted" style:leader-text="."/>
        </style:tab-stops>
      </style:paragraph-properties>
    </style:style>
    <style:style style:name="P2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font-weight-asian="bold"/>
    </style:style>
    <style:style style:name="T16" style:family="text">
      <style:text-properties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0, 2010</text:modification-date></text:p>
      <text:p text:style-name="P1"/>
      <text:h text:style-name="P18"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he Deva Programming Language<text:tab/>1</text:p>
          <text:p text:style-name="P26">Summary<text:tab/>1</text:p>
          <text:p text:style-name="P26">1 Introduction<text:tab/>4</text:p>
          <text:p text:style-name="P26">2 Environment and Modules<text:tab/>4</text:p>
          <text:p text:style-name="P26">3 Types and Scopes<text:tab/>5</text:p>
          <text:p text:style-name="P27">3.1 The 'local' keyword<text:tab/>6</text:p>
          <text:p text:style-name="P27">3.2 'Built-in' functions<text:tab/>6</text:p>
          <text:p text:style-name="P26">4 Language Specification<text:tab/>7</text:p>
          <text:p text:style-name="P27">4.1 Lexical conventions<text:tab/>7</text:p>
          <text:p text:style-name="P27">4.2 Statements<text:tab/>7</text:p>
          <text:p text:style-name="P28">4.2.1 Compound statements<text:tab/>7</text:p>
          <text:p text:style-name="P28">4.2.2 Assignment statements<text:tab/>7</text:p>
          <text:p text:style-name="P28">4.2.3 Control structures<text:tab/>8</text:p>
          <text:p text:style-name="P28">4.2.4 Function calls as statements<text:tab/>8</text:p>
          <text:p text:style-name="P27">4.3 Expressions<text:tab/>8</text:p>
          <text:p text:style-name="P28">4.3.1 Basic expressions<text:tab/>8</text:p>
          <text:p text:style-name="P28">4.3.2 Arithmetic expressions<text:tab/>9</text:p>
          <text:p text:style-name="P28">4.3.3 Logical expressions<text:tab/>9</text:p>
          <text:p text:style-name="P28">4.3.4 Collection constructors<text:tab/>9</text:p>
          <text:p text:style-name="P28">4.3.5 Collection indexers<text:tab/>9</text:p>
          <text:p text:style-name="P29">4.3.5.1 Slice notation<text:tab/>10</text:p>
          <text:p text:style-name="P28">4.3.6 Function calls<text:tab/>10</text:p>
          <text:p text:style-name="P28">4.3.7 Function definitions<text:tab/>10</text:p>
          <text:p text:style-name="P28">4.3.8 Class definitions<text:tab/>11</text:p>
          <text:p text:style-name="P28">4.3.9 Instance constructors<text:tab/>11</text:p>
          <text:p text:style-name="P26">5 Classes and instances<text:tab/>12</text:p>
          <text:p text:style-name="P27">5.1 Basic structure<text:tab/>12</text:p>
          <text:p text:style-name="P27">5.2 Inheritance<text:tab/>12</text:p>
          <text:p text:style-name="P27">5.3 Construction and the 'new' method<text:tab/>12</text:p>
          <text:p text:style-name="P27">5.4 Destruction and the 'delete' method<text:tab/>13</text:p>
          <text:p text:style-name="P27">5.5 Methods and the 'self' parameter<text:tab/>13</text:p>
          <text:p text:style-name="P27">5.6 Special methods<text:tab/>13</text:p>
          <text:p text:style-name="P28">5.6.1 The 'enumeration interface'<text:tab/>13</text:p>
          <text:p text:style-name="P28">5.6.2 'repr' and 'str'<text:tab/>14</text:p>
          <text:p text:style-name="P26">6 Built-in functions, methods and modules<text:tab/>15</text:p>
          <text:p text:style-name="P27">6.1 Built-in functions<text:tab/>15</text:p>
          <text:p text:style-name="P27">6.2 Map built-in methods<text:tab/>18</text:p>
          <text:p text:style-name="P27">6.3 Vector built-in methods<text:tab/>19</text:p>
          <text:p text:style-name="P27">6.4 String built-in methods<text:tab/>22</text:p>
          <text:p text:style-name="P27">6.5 Built-in module bit<text:tab/>25</text:p>
          <text:p text:style-name="P27">6.6 Built-in module math<text:tab/>26</text:p>
          <text:p text:style-name="P27">6.7 Built-in module os<text:tab/>27</text:p>
          <text:p text:style-name="P27">6.8 Built-in module _re<text:tab/>29</text:p>
          <text:p text:style-name="P26">7 Provided modules<text:tab/>30</text:p>
          <text:p text:style-name="P27">7.1 Module re<text:tab/>31</text:p>
          <text:p text:style-name="P27"><text:soft-page-break/>7.2 Module glob<text:tab/>31</text:p>
          <text:p text:style-name="P26">8 Sample deva code<text:tab/>32</text:p>
          <text:p text:style-name="P27">8.1 bubble sort<text:tab/>32</text:p>
          <text:p text:style-name="P27">8.2 default parameters<text:tab/>33</text:p>
          <text:p text:style-name="P27">8.3 import<text:tab/>33</text:p>
          <text:p text:style-name="P27">8.4 eval – running code dynamically<text:tab/>34</text:p>
          <text:p text:style-name="P27">8.5 Classes, instances, constructors and inheritance<text:tab/>34</text:p>
          <text:p text:style-name="P27">8.6 Factorial examples<text:tab/>35</text:p>
          <text:p text:style-name="P26">9 Embedding deva<text:tab/>36</text:p>
        </text:index-body>
      </text:table-of-content>
      <text:h text:style-name="P19" text:outline-level="2"/>
      <text:h text:style-name="P21"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1">not</text:span><text:span text:style-name="T13">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would be nice to solve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2" text:outline-level="4">4.2.4 Function calls as statements</text:h>
      <text:p text:style-name="P6">Function call expressions like 'foo();' can stand alone as statements, as they have potential side effects. Any return value is lost.</text:p>
      <text:h text:style-name="P23" text:outline-level="3">4.3 Expressions</text:h>
      <text:h text:style-name="P22"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2"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2"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2"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2"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With vectors a slice can also appear on the <text:span text:style-name="T1">left</text:span><text:span text:style-name="T6"> side of an assignment.(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2"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2" text:outline-level="4">4.3.7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text:soft-page-break/>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2" text:outline-level="4">4.3.8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P22" text:outline-level="4">4.3.9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syntax with more flexibility is on the TODO list for version 1.0.0. Desirable would be to not require the assignment, so that new instances could be placed directly anywhere an expression is expected.] </text:p>
      <text:p text:style-name="P6"><text:soft-page-break/></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text:soft-page-break/>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text:soft-page-break/>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0" text:outline-level="2"><text:soft-page-break/>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text:soft-page-break/>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text:soft-page-break/>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text:p>
      <text:p text:style-name="Text_20_body_20_with_20_1st_20_line_20_indent"><text:soft-page-break/>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4">must</text:span> be checked after each function call if it is necessary to act on errors. Note this function does not cause an early return or any other side effects, it <text:span text:style-name="T14">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text:soft-page-break/>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text:soft-page-break/>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text:p>
      <text:p text:style-name="Text_20_body_20_with_20_1st_20_line_20_indent">Sorts the sequence of items in the vector from 'start' to 'end'. If 'end' is negative one, 'end' is the end <text:soft-page-break/>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3">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3">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3">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oft-page-break/><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text:soft-page-break/></text:p>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text:soft-page-break/>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text:soft-page-break/>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text:soft-page-break/>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text:soft-page-break/></text:p>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text:soft-page-break/></text:p>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text:soft-page-break/></text:p>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text:soft-page-break/>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2">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1">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text:soft-page-break/>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6">new( pattern )</text:p>
      <text:p text:style-name="P14">The constructor for the re class takes a pattern as its parameter and compiles a regular expression object from this pattern.</text:p>
      <text:p text:style-name="Text_20_body_20_with_20_1st_20_line_20_indent"/>
      <text:p text:style-name="P16">delete()</text:p>
      <text:p text:style-name="P14">The destructor for the re class frees the internal regular expression object automatically.</text:p>
      <text:p text:style-name="P14"/>
      <text:p text:style-name="P16">match( input )</text:p>
      <text:p text:style-name="P14">Matches the regular expression for the entire string 'input'. Returns a vector of matches. See '_re.match' for details.</text:p>
      <text:p text:style-name="Text_20_body_20_with_20_1st_20_line_20_indent"/>
      <text:p text:style-name="P16">search( input )</text:p>
      <text:p text:style-name="P14">Searches the regular expression anywhere in the string 'input' for matches. Returns a vector of matches. See '_re.search' for details.</text:p>
      <text:p text:style-name="Text_20_body_20_with_20_1st_20_line_20_indent"/>
      <text:p text:style-name="P16">replace( input, format )</text:p>
      <text:p text:style-name="P14">Returns the string resulting from replacing in the string 'input' using the format-string 'format'. See '_re.replace' for details.</text:p>
      <text:p text:style-name="P14"/>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text:soft-page-break/>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Text_20_body_20_with_20_1st_20_line_20_indent"><text:span text:style-name="T11"/></text:p>
      <text:h text:style-name="Heading_20_2" text:outline-level="2"><text:span text:style-name="T11">8 Sample deva code</text:span></text:h>
      <text:h text:style-name="P24"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text:soft-page-break/>#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text:soft-page-break/></text:p>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soft-page-break/><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soft-page-break/><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20T18:34:57</dc:date>
    <meta:editing-duration>PT174H11M15S</meta:editing-duration>
    <meta:editing-cycles>95</meta:editing-cycles>
    <meta:generator>OpenOffice.org/3.2$Linux OpenOffice.org_project/320m12$Build-9483</meta:generator>
    <meta:document-statistic meta:table-count="0" meta:image-count="0" meta:object-count="0" meta:page-count="36" meta:paragraph-count="765" meta:word-count="9614" meta:character-count="55542"/>
    <meta:user-defined meta:name="Info 1"/>
    <meta:user-defined meta:name="Info 2"/>
    <meta:user-defined meta:name="Info 3"/>
    <meta:user-defined meta:name="Info 4"/>
  </office:meta>
</office:document-meta>
</file>